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officeooo:rsid="0019417e" officeooo:paragraph-rsid="0019417e"/>
    </style:style>
    <style:style style:name="P2" style:family="paragraph" style:parent-style-name="Standard">
      <style:paragraph-properties fo:text-align="justify" style:justify-single-word="false"/>
      <style:text-properties style:font-name="Times New Roman" officeooo:paragraph-rsid="0019417e"/>
    </style:style>
    <style:style style:name="T1" style:family="text">
      <style:text-properties officeooo:rsid="001941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A grande maioria dos elementos HTML são considerados como contêineres que podem guardar conteúdos ou outros contêineres. Este conceito é conhecido pelo termo em Inglês:</text:p>
      <text:p text:style-name="P2"><text:span text:style-name="T1">A)</text:span> container box</text:p>
      <text:p text:style-name="P2"><text:span text:style-name="T1">B)</text:span> box model</text:p>
      <text:p text:style-name="P2"><text:span text:style-name="T1">C)</text:span> container content</text:p>
      <text:p text:style-name="P2"><text:span text:style-name="T1">D)</text:span> box content</text:p>
      <text:p text:style-name="P2"/>
      <text:p text:style-name="P2">2. Todo contêiner possui um a propriedade chamada box-size, que é composto por duas medidas: largura e altura, representados respectivamente por:</text:p>
      <text:p text:style-name="P2"><text:span text:style-name="T1">A)</text:span> width e height</text:p>
      <text:p text:style-name="P2"><text:span text:style-name="T1">B)</text:span> height e width</text:p>
      <text:p text:style-name="P2"><text:span text:style-name="T1">C)</text:span> width e weight</text:p>
      <text:p text:style-name="P2"><text:span text:style-name="T1">D)</text:span> weight e height</text:p>
      <text:p text:style-name="P2"/>
      <text:p text:style-name="P2">3. Todos os elementos HTML que são caixas podem ter um espaço interno, que fica entre a borda e o conteúdo e se chama _____. Eles também podem ter um espaço externo, que fica além da borda e se chama _____. Qual das opções abaixo é a única que preenche as lacunas na ordem correta?</text:p>
      <text:p text:style-name="P2"><text:span text:style-name="T1">A)</text:span> margin / padding</text:p>
      <text:p text:style-name="P2"><text:span text:style-name="T1">B)</text:span> outline / padding</text:p>
      <text:p text:style-name="P2"><text:span text:style-name="T1">C)</text:span> outline / margin</text:p>
      <text:p text:style-name="P2"><text:span text:style-name="T1">D)</text:span> padding / margin</text:p>
      <text:p text:style-name="P2"/>
      <text:p text:style-name="P2">4. A shorthand border agrupa as seguintes propriedades, nesta ordem:</text:p>
      <text:p text:style-name="P2"><text:span text:style-name="T1">A)</text:span> border-size + border-type + bordercolor</text:p>
      <text:p text:style-name="P2"><text:span text:style-name="T1">B)</text:span> border-width + border-type + bordercolor</text:p>
      <text:p text:style-name="P2"><text:span text:style-name="T1">C)</text:span> border-width + border-style + bordercolor</text:p>
      <text:p text:style-name="P2"><text:span text:style-name="T1">D)</text:span> border-height + border-style + border-color</text:p>
      <text:p text:style-name="P2"/>
      <text:p text:style-name="P2">5. A sho r thand padding , quando especificada com quatro parâmetros, configura as seguintes propriedades, na ordem:</text:p>
      <text:p text:style-name="P2"><text:span text:style-name="T1">A)</text:span> padding-top, padding-right, padding-bottom, padding-left</text:p>
      <text:p text:style-name="P2"><text:span text:style-name="T1">B)</text:span> padding-top, padding-left, padding-bottom, padding-right</text:p>
      <text:p text:style-name="P2"><text:span text:style-name="T1">C)</text:span> padding-top, padding-bottom, padding-left, padding-right</text:p>
      <text:p text:style-name="P2"><text:span text:style-name="T1">D)</text:span> padding-left, padding-right, paddingtop, padding-bottom</text:p>
      <text:p text:style-name="P2"/>
      <text:p text:style-name="P2">6. De acordo com o comportamento de uma caixa, ela pode ser classificada como:</text:p>
      <text:p text:style-name="P2"><text:span text:style-name="T1">A)</text:span> box-level ou inline-level</text:p>
      <text:p text:style-name="P2"><text:span text:style-name="T1">B)</text:span> box-level ou block-level</text:p>
      <text:p text:style-name="P2"><text:span text:style-name="T1">C)</text:span> block-level ou inline-level</text:p>
      <text:p text:style-name="P2"><text:span text:style-name="T1">D)</text:span> container-level ou box-level</text:p>
      <text:p text:style-name="P2"/>
      <text:p text:style-name="P2">7. Qual dos elementos a seguir é o único que não é considerado grouping tag?</text:p>
      <text:p text:style-name="P1">A) &lt;aside&gt;</text:p>
      <text:p text:style-name="P1">B) &lt;nav&gt;</text:p>
      <text:p text:style-name="P1">C) &lt;head&gt;</text:p>
      <text:p text:style-name="P1">D) &lt;footer&gt;</text:p>
      <text:p text:style-name="P1"/>
      <text:p text:style-name="P1">8. “Delimita um conteúdo periférico e complementar ao conteúdo principal de um artigo ou seção”. Esta descrição se encaixa melhor no conceito de qual elemento HTML5?</text:p>
      <text:p text:style-name="P1">A) &lt;main&gt;</text:p>
      <text:p text:style-name="P1">B) &lt;article&gt;</text:p>
      <text:p text:style-name="P1">C) &lt;session&gt;</text:p>
      <text:p text:style-name="P1"><text:soft-page-break/>D) &lt;aside&gt;</text:p>
      <text:p text:style-name="P1"/>
      <text:p text:style-name="P1">9. Para aplicar sombra em um elemento HTML5 exibido como uma caixa, usamos qual propriedade?</text:p>
      <text:p text:style-name="P1">A) shadow</text:p>
      <text:p text:style-name="P1">B) block-shadow</text:p>
      <text:p text:style-name="P1">C) box-shadow</text:p>
      <text:p text:style-name="P1">D) shadow-box</text:p>
      <text:p text:style-name="P1"/>
      <text:p text:style-name="P1">10. Para arredondar os vértices de um elemento HTML5 exibido como uma caixa, usamos qual propriedade?</text:p>
      <text:p text:style-name="P1">A) border-radius</text:p>
      <text:p text:style-name="P1">B) box-radius</text:p>
      <text:p text:style-name="P1">C) border-vertex</text:p>
      <text:p text:style-name="P1">D) vertex-box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9T11:46:13.254000000</meta:creation-date>
    <dc:date>2023-06-09T12:03:34.540000000</dc:date>
    <meta:editing-duration>PT17M23S</meta:editing-duration>
    <meta:editing-cycles>1</meta:editing-cycles>
    <meta:document-statistic meta:table-count="0" meta:image-count="0" meta:object-count="0" meta:page-count="2" meta:paragraph-count="50" meta:word-count="352" meta:character-count="2216" meta:non-whitespace-character-count="1914"/>
    <meta:generator>LibreOffice/7.4.6.2$Windows_X86_64 LibreOffice_project/5b1f5509c2decdade7fda905e3e1429a67acd63d</meta:generator>
  </office:meta>
</office:document-meta>
</file>